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38496E3EF7D.png" manifest:media-type="image/png"/>
  <manifest:file-entry manifest:full-path="Pictures/1000000000000640000003849BEDD0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ency FB" svg:font-family="'Agency FB'" style:font-family-generic="swiss" style:font-pitch="variable"/>
    <style:font-face style:name="Aptos" svg:font-family="Apto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pr1" style:family="presentation" style:parent-style-name="presentation_20_slide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3" style:family="paragraph">
      <style:paragraph-properties fo:margin-left="0cm" fo:margin-right="0cm" fo:margin-top="0.265cm" fo:margin-bottom="0.132cm" fo:line-height="100%" fo:text-align="justify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.265cm" fo:margin-bottom="0.132cm" fo:line-height="100%" fo:text-align="justify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gency FB" fo:font-size="28pt" fo:letter-spacing="normal" fo:language="en" fo:country="IN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363534" loext:opacity="100%" style:text-outline="false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363534" loext:opacity="100%" style:text-outline="false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IN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IN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Arial" fo:font-size="16pt" fo:letter-spacing="normal" fo:language="en" fo:country="GB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IN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IN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-0.6cm" text:min-label-width="0.6cm"/>
        <style:text-properties fo:color="#36353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20_slide">
        <draw:custom-shape draw:name="TextBox 1" draw:style-name="gr1" draw:text-style-name="P2" draw:layer="layout" svg:width="8.193cm" svg:height="4.993cm" svg:x="0.848cm" svg:y="7.148cm">
          <text:p text:style-name="P1"><text:span text:style-name="T1">3-minute presentation challenge - R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4" draw:layer="layout" svg:width="20.008cm" svg:height="10.755cm" svg:x="10.852cm" svg:y="4.011cm">
          <text:list text:style-name="L2">
            <text:list-item>
              <text:p text:style-name="P3"><text:span text:style-name="T2">Each presentation must be </text:span><text:span text:style-name="T3">no longer than 3 minutes</text:span><text:span text:style-name="T2">. Presentations will be stopped after 3 minutes.</text:span></text:p>
            </text:list-item>
            <text:list-item>
              <text:p text:style-name="P3"><text:span text:style-name="T3">One static PowerPoint slide</text:span><text:span text:style-name="T2"> is allowed. No transitions, animations, or builds.</text:span></text:p>
            </text:list-item>
            <text:list-item>
              <text:p text:style-name="P3"><text:span text:style-name="T3">No additional media</text:span><text:span text:style-name="T2"> (e.g., audio or video files) or </text:span><text:span text:style-name="T3">props</text:span><text:span text:style-name="T2"> (e.g., equipment, costumes) are allowed.</text:span></text:p>
            </text:list-item>
            <text:list-item>
              <text:p text:style-name="P3"><text:span text:style-name="T2">The presentation must be delivered in </text:span><text:span text:style-name="T3">spoken word only</text:span><text:span text:style-name="T2"> – no poetry, rapping, or singing.</text:span></text:p>
            </text:list-item>
            <text:list-item>
              <text:p text:style-name="P3"><text:span text:style-name="T2">Presentations should be delivered in </text:span><text:span text:style-name="T3">English</text:span><text:span text:style-name="T2">.</text:span></text:p>
            </text:list-item>
            <text:list-item>
              <text:p text:style-name="P3"><text:span text:style-name="T2">The content must be the presenter’s original research.</text:span></text:p>
            </text:list-item>
            <text:list-item>
              <text:p text:style-name="P3"><text:span text:style-name="T2">The aim is to make your research </text:span><text:span text:style-name="T3">clear, engaging, and understandable to a non-specialist audience</text:span><text:span text:style-name="T2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20_slide">
        <draw:custom-shape draw:name="TextBox 1" draw:style-name="gr4" draw:text-style-name="P2" draw:layer="layout" svg:width="8.193cm" svg:height="4.993cm" svg:x="0.848cm" svg:y="7.148cm">
          <text:p text:style-name="P1"><text:span text:style-name="T1">3-minute presentation challenge - Guidel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" draw:text-style-name="P4" draw:layer="layout" svg:width="20.008cm" svg:height="6.179cm" svg:x="10.852cm" svg:y="4.011cm">
          <text:list text:style-name="L3">
            <text:list-item>
              <text:p text:style-name="P3"><text:span text:style-name="T4">The presentation can have only </text:span><text:span text:style-name="T5">2 slides </text:span><text:span text:style-name="T4">– an Introduction slide and a research content slide</text:span></text:p>
            </text:list-item>
            <text:list-item>
              <text:p text:style-name="P3"><text:span text:style-name="T6">Introduction slides should only have the </text:span><text:span text:style-name="T7">research title, your name and affiliation</text:span></text:p>
            </text:list-item>
            <text:list-item>
              <text:p text:style-name="P3"><text:span text:style-name="T6">Research and presentation context on Slide 2</text:span></text:p>
            </text:list-item>
            <text:list-item>
              <text:p text:style-name="P3"><text:span text:style-name="T6">You have to </text:span><text:span text:style-name="T7">follow the given template </text:span><text:span text:style-name="T6">and submit the presentation on </text:span><text:span text:style-name="T7">12</text:span><text:span text:style-name="T8">th</text:span><text:span text:style-name="T7"> May for screening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>
        <draw:custom-shape draw:name="TextBox 1" draw:style-name="gr6" draw:text-style-name="P7" draw:layer="layout" svg:width="7.425cm" svg:height="1.435cm" svg:x="14.137cm" svg:y="6.875cm">
          <text:p text:style-name="P6"><text:span text:style-name="T9">Research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7" draw:layer="layout" svg:width="7.31cm" svg:height="1.096cm" svg:x="14.081cm" svg:y="10.166cm">
          <text:p text:style-name="P6"><text:span text:style-name="T10">Name and Affili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20_slide">
        <draw:custom-shape draw:name="TextBox 1" draw:style-name="gr8" draw:text-style-name="P7" draw:layer="layout" svg:width="7.425cm" svg:height="1.435cm" svg:x="0.698cm" svg:y="6.691cm">
          <text:p text:style-name="P6"><text:span text:style-name="T1">Research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" draw:text-style-name="P7" draw:layer="layout" svg:width="11.459cm" svg:height="1.435cm" svg:x="13.927cm" svg:y="6.875cm">
          <text:p text:style-name="P6"><text:span text:style-name="T9">Presentation cont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ency FB" svg:font-family="'Agency FB'" style:font-family-generic="swiss" style:font-pitch="variable"/>
    <style:font-face style:name="Aptos" svg:font-family="Apto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resentation_20_slide-background" style:display-name="presentation slide-background" style:family="presentation">
      <style:graphic-properties draw:stroke="none" draw:fill="solid" draw:fill-color="#ffffff"/>
      <style:text-properties style:letter-kerning="true"/>
    </style:style>
    <style:style style:name="presentation_20_slide-backgroundobjects" style:display-name="presentation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0_slide-notes" style:display-name="presentation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slide-outline1" style:display-name="presentation slide-outline1" style:family="presentation">
      <style:graphic-properties draw:stroke="none" draw:fill="none" draw:auto-grow-height="false" draw:fit-to-size="false" style:shrink-to-fit="true" style:writing-mode="lr-tb">
        <text:list-style style:name="presentation_20_slide-outline1" style:display-name="presentation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resentation_20_slide-outline2" style:display-name="presentation slide-outline2" style:family="presentation" style:parent-style-name="presentation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resentation_20_slide-outline3" style:display-name="presentation slide-outline3" style:family="presentation" style:parent-style-name="presentation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resentation_20_slide-outline4" style:display-name="presentation slide-outline4" style:family="presentation" style:parent-style-name="presentation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resentation_20_slide-outline5" style:display-name="presentation slide-outline5" style:family="presentation" style:parent-style-name="presentation_20_slide-outline4">
      <style:paragraph-properties fo:margin-top="0.1cm" fo:margin-bottom="0cm"/>
      <style:text-properties fo:font-size="20pt" style:font-size-asian="20pt" style:font-size-complex="20pt"/>
    </style:style>
    <style:style style:name="presentation_20_slide-outline6" style:display-name="presentation slide-outline6" style:family="presentation" style:parent-style-name="presentation_20_slide-outline5">
      <style:paragraph-properties fo:margin-top="0.1cm" fo:margin-bottom="0cm"/>
      <style:text-properties fo:font-size="20pt" style:font-size-asian="20pt" style:font-size-complex="20pt"/>
    </style:style>
    <style:style style:name="presentation_20_slide-outline7" style:display-name="presentation slide-outline7" style:family="presentation" style:parent-style-name="presentation_20_slide-outline6">
      <style:paragraph-properties fo:margin-top="0.1cm" fo:margin-bottom="0cm"/>
      <style:text-properties fo:font-size="20pt" style:font-size-asian="20pt" style:font-size-complex="20pt"/>
    </style:style>
    <style:style style:name="presentation_20_slide-outline8" style:display-name="presentation slide-outline8" style:family="presentation" style:parent-style-name="presentation_20_slide-outline7">
      <style:paragraph-properties fo:margin-top="0.1cm" fo:margin-bottom="0cm"/>
      <style:text-properties fo:font-size="20pt" style:font-size-asian="20pt" style:font-size-complex="20pt"/>
    </style:style>
    <style:style style:name="presentation_20_slide-outline9" style:display-name="presentation slide-outline9" style:family="presentation" style:parent-style-name="presentation_20_slide-outline8">
      <style:paragraph-properties fo:margin-top="0.1cm" fo:margin-bottom="0cm"/>
      <style:text-properties fo:font-size="20pt" style:font-size-asian="20pt" style:font-size-complex="20pt"/>
    </style:style>
    <style:style style:name="presentation_20_slide-subtitle" style:display-name="presentation slide-subtitle" style:family="presentation">
      <style:graphic-properties draw:stroke="none" draw:fill="none" draw:textarea-vertical-align="middle">
        <text:list-style style:name="presentation_20_slide-subtitle" style:display-name="presentation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slide-title" style:display-name="presentation slide-title" style:family="presentation">
      <style:graphic-properties draw:stroke="none" draw:fill="none" draw:textarea-vertical-align="middle" style:writing-mode="lr-tb">
        <text:list-style style:name="presentation_20_slide-title" style:display-name="presentation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resentation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esentation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icture 4" draw:style-name="Mgr3" draw:text-style-name="MP5" draw:layer="backgroundobjects" svg:width="33.866cm" svg:height="19.049cm" svg:x="0cm" svg:y="0cm">
        <draw:image xlink:href="Pictures/1000000000000640000003849BEDD0F4.png" xlink:type="simple" xlink:show="embed" xlink:actuate="onLoad" draw:mime-type="image/png">
          <text:p/>
        </draw:image>
      </draw:frame>
      <draw:frame presentation:style-name="Title_20_slide-title" draw:layer="backgroundobjects" svg:width="30.479cm" svg:height="3.18cm" svg:x="1.693cm" svg:y="0.76cm" presentation:class="title" presentation:placeholder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resentation_20_slide" style:display-name="presentation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icture 1" draw:style-name="Mgr3" draw:text-style-name="MP5" draw:layer="backgroundobjects" svg:width="34.051cm" svg:height="19.153cm" svg:x="-0.001cm" svg:y="0cm">
        <draw:image xlink:href="Pictures/10000000000006400000038496E3EF7D.png" xlink:type="simple" xlink:show="embed" xlink:actuate="onLoad" draw:mime-type="image/png">
          <text:p/>
        </draw:image>
      </draw:frame>
      <draw:frame presentation:style-name="presentation_20_slide-title" draw:layer="backgroundobjects" svg:width="30.479cm" svg:height="3.18cm" svg:x="1.693cm" svg:y="0.76cm" presentation:class="title" presentation:placeholder="true">
        <draw:text-box/>
      </draw:frame>
      <draw:frame presentation:style-name="presentation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presentation_20_slide-title" draw:layer="backgroundobjects" svg:width="0cm" svg:height="0cm" svg:x="0cm" svg:y="2.257cm" presentation:class="page"/>
        <draw:frame presentation:style-name="presentation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hemin Sagaria</meta:initial-creator>
    <dc:creator>Shemin Sagaria</dc:creator>
    <meta:editing-cycles>1</meta:editing-cycles>
    <meta:creation-date>2025-04-30T10:12:12</meta:creation-date>
    <dc:date>2025-04-30T10:26:16</dc:date>
    <meta:editing-duration>PT11M</meta:editing-duration>
    <meta:generator>LibreOffice/24.2.7.2$Linux_X86_64 LibreOffice_project/420$Build-2</meta:generator>
    <meta:document-statistic meta:object-count="44"/>
    <meta:user-defined meta:name="AppVersion">16.0000</meta:user-defined>
    <meta:user-defined meta:name="Company">UiT The Arctic University of Norway</meta:user-defined>
    <meta:user-defined meta:name="PresentationFormat">Widescreen</meta:user-defined>
    <meta:user-defined meta:name="Slides" meta:value-type="float">4</meta:user-defined>
  </office:meta>
</office:document-meta>
</file>